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全字庫正楷體" svg:font-family="全字庫正楷體" style:font-family-generic="script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/>
  </office:font-face-decls>
  <office:automatic-styles>
    <style:style style:name="表格2" style:family="table">
      <style:table-properties style:width="17cm" table:align="margins" fo:background-color="transparent">
        <style:background-image/>
      </style:table-properties>
    </style:style>
    <style:style style:name="表格2.A" style:family="table-column">
      <style:table-column-properties style:column-width="3.498cm" style:rel-column-width="13483*"/>
    </style:style>
    <style:style style:name="表格2.B" style:family="table-column">
      <style:table-column-properties style:column-width="5.001cm" style:rel-column-width="19276*"/>
    </style:style>
    <style:style style:name="表格2.C" style:family="table-column">
      <style:table-column-properties style:column-width="3.5cm" style:rel-column-width="13490*"/>
    </style:style>
    <style:style style:name="表格2.D" style:family="table-column">
      <style:table-column-properties style:column-width="5.002cm" style:rel-column-width="19286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cccccc" fo:padding="0.097cm" fo:border-left="1.5pt solid #000000" fo:border-right="1.5pt solid #000000" fo:border-top="1.5pt solid #000000" fo:border-bottom="0.75pt solid #000000">
        <style:background-image/>
      </style:table-cell-properties>
    </style:style>
    <style:style style:name="表格2.A2" style:family="table-cell">
      <style:table-cell-properties style:vertical-align="middle" fo:background-color="#cccccc" fo:padding="0.097cm" fo:border-left="1.5pt solid #000000" fo:border-right="none" fo:border-top="none" fo:border-bottom="0.75pt solid #000000">
        <style:background-image/>
      </style:table-cell-properties>
    </style:style>
    <style:style style:name="表格2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表格2.C2" style:family="table-cell">
      <style:table-cell-properties style:vertical-align="middle" fo:background-color="#cccccc" fo:padding="0.097cm" fo:border-left="0.75pt solid #000000" fo:border-right="none" fo:border-top="none" fo:border-bottom="0.75pt solid #000000">
        <style:background-image/>
      </style:table-cell-properties>
    </style:style>
    <style:style style:name="表格2.D2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表格2.D3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4" style:family="table-row">
      <style:table-row-properties style:min-row-height="0.841cm" fo:background-color="transparent">
        <style:background-image/>
      </style:table-row-properties>
    </style:style>
    <style:style style:name="表格2.B4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B5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B6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B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表格2.D7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2.A8" style:family="table-cell">
      <style:table-cell-properties style:vertical-align="middle" fo:background-color="#cccccc" fo:padding="0.097cm" fo:border-left="1.5pt solid #000000" fo:border-right="1.5pt solid #000000" fo:border-top="none" fo:border-bottom="0.75pt solid #000000">
        <style:background-image/>
      </style:table-cell-properties>
    </style:style>
    <style:style style:name="表格2.A9" style:family="table-cell">
      <style:table-cell-properties style:vertical-align="middle" fo:background-color="#cccccc" fo:padding="0.097cm" fo:border-left="1.5pt solid #000000" fo:border-right="none" fo:border-top="none" fo:border-bottom="1.5pt solid #000000">
        <style:background-image/>
      </style:table-cell-properties>
    </style:style>
    <style:style style:name="表格2.B9" style:family="table-cell">
      <style:table-cell-properties style:vertical-align="middle" fo:padding="0.097cm" fo:border-left="0.75pt solid #000000" fo:border-right="none" fo:border-top="none" fo:border-bottom="1.5pt solid #000000"/>
    </style:style>
    <style:style style:name="表格2.C9" style:family="table-cell">
      <style:table-cell-properties style:vertical-align="middle" fo:background-color="#cccccc" fo:padding="0.097cm" fo:border-left="0.75pt solid #000000" fo:border-right="none" fo:border-top="none" fo:border-bottom="1.5pt solid #000000">
        <style:background-image/>
      </style:table-cell-properties>
    </style:style>
    <style:style style:name="表格2.D9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表格1" style:family="table">
      <style:table-properties style:width="17cm" table:align="margins" fo:background-color="transparent">
        <style:background-image/>
      </style:table-properties>
    </style:style>
    <style:style style:name="表格1.A" style:family="table-column">
      <style:table-column-properties style:column-width="3.5cm" style:rel-column-width="13490*"/>
    </style:style>
    <style:style style:name="表格1.B" style:family="table-column">
      <style:table-column-properties style:column-width="5.001cm" style:rel-column-width="19276*"/>
    </style:style>
    <style:style style:name="表格1.D" style:family="table-column">
      <style:table-column-properties style:column-width="5.001cm" style:rel-column-width="19279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background-color="#cccccc" fo:padding="0.097cm" fo:border-left="1.5pt solid #000000" fo:border-right="1.5pt solid #000000" fo:border-top="1.5pt solid #000000" fo:border-bottom="0.75pt solid #000000">
        <style:background-image/>
      </style:table-cell-properties>
    </style:style>
    <style:style style:name="表格1.A2" style:family="table-cell">
      <style:table-cell-properties style:vertical-align="middle" fo:background-color="#cccccc" fo:padding="0.097cm" fo:border-left="1.5pt solid #000000" fo:border-right="none" fo:border-top="none" fo:border-bottom="0.75pt solid #000000">
        <style:background-image/>
      </style:table-cell-properties>
    </style:style>
    <style:style style:name="表格1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表格1.C2" style:family="table-cell">
      <style:table-cell-properties style:vertical-align="middle" fo:background-color="#cccccc" fo:padding="0.097cm" fo:border-left="0.75pt solid #000000" fo:border-right="none" fo:border-top="none" fo:border-bottom="0.75pt solid #000000">
        <style:background-image/>
      </style:table-cell-properties>
    </style:style>
    <style:style style:name="表格1.D2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表格1.A3" style:family="table-cell">
      <style:table-cell-properties style:vertical-align="middle" fo:background-color="#cccccc" fo:padding="0.097cm" fo:border-left="1.5pt solid #000000" fo:border-right="1.5pt solid #000000" fo:border-top="none" fo:border-bottom="0.75pt solid #000000">
        <style:background-image/>
      </style:table-cell-properties>
    </style:style>
    <style:style style:name="表格1.A4" style:family="table-cell">
      <style:table-cell-properties style:vertical-align="middle" fo:background-color="#cccccc" fo:padding="0.097cm" fo:border-left="1.5pt solid #000000" fo:border-right="none" fo:border-top="none" fo:border-bottom="1.5pt solid #000000">
        <style:background-image/>
      </style:table-cell-properties>
    </style:style>
    <style:style style:name="表格1.B4" style:family="table-cell">
      <style:table-cell-properties style:vertical-align="middle" fo:padding="0.097cm" fo:border-left="0.75pt solid #000000" fo:border-right="none" fo:border-top="none" fo:border-bottom="1.5pt solid #000000"/>
    </style:style>
    <style:style style:name="表格1.C4" style:family="table-cell">
      <style:table-cell-properties style:vertical-align="middle" fo:background-color="#cccccc" fo:padding="0.097cm" fo:border-left="0.75pt solid #000000" fo:border-right="none" fo:border-top="none" fo:border-bottom="1.5pt solid #000000">
        <style:background-image/>
      </style:table-cell-properties>
    </style:style>
    <style:style style:name="表格1.D4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fo:font-weight="bold" style:font-name-asian="全字庫正楷體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2pt" fo:font-weight="bold" officeooo:paragraph-rsid="001f779e" style:font-name-asian="全字庫正楷體" style:font-size-asian="12pt" style:font-weight-asian="bold" style:font-name-complex="標楷體" style:font-size-complex="12pt" style:font-weight-complex="bold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paragraph-rsid="001f779e" style:font-name-asian="全字庫正楷體" style:font-size-asian="12pt" style:font-weight-asian="bold" style:font-name-complex="標楷體" style:font-size-complex="12pt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2pt" fo:font-weight="bold" officeooo:paragraph-rsid="0021f04c" style:font-name-asian="全字庫正楷體" style:font-size-asian="12pt" style:font-weight-asian="bold" style:font-name-complex="標楷體" style:font-size-complex="12pt" style:font-weight-complex="bold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paragraph-rsid="0021f04c" style:font-name-asian="全字庫正楷體" style:font-size-asian="12pt" style:font-weight-asian="bold" style:font-name-complex="標楷體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paragraph-rsid="0031735c" style:font-name-asian="全字庫正楷體" style:font-size-asian="12pt" style:font-weight-asian="bold" style:font-name-complex="標楷體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paragraph-rsid="003252f2" style:font-name-asian="全字庫正楷體" style:font-size-asian="12pt" style:font-weight-asian="bold" style:font-name-complex="標楷體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paragraph-rsid="003f07a8" style:font-name-asian="全字庫正楷體" style:font-size-asian="12pt" style:font-weight-asian="bold" style:font-name-complex="標楷體" style:font-size-complex="12pt" style:font-weight-complex="bold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2pt" fo:font-weight="bold" officeooo:paragraph-rsid="0041c362" style:font-name-asian="全字庫正楷體" style:font-size-asian="12pt" style:font-weight-asian="bold" style:font-name-complex="標楷體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rsid="001097e9" officeooo:paragraph-rsid="001f779e" style:font-name-asian="全字庫正楷體" style:font-size-asian="12pt" style:font-weight-asian="bold" style:font-name-complex="標楷體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fo:font-weight="bold" officeooo:rsid="001097e9" officeooo:paragraph-rsid="002843f4" style:font-name-asian="全字庫正楷體" style:font-size-asian="12pt" style:font-weight-asian="bold" style:font-name-complex="標楷體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2pt" style:font-name-asian="全字庫正楷體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officeooo:paragraph-rsid="0031735c" style:font-name-asian="全字庫正楷體" style:font-size-asian="12pt" style:font-size-complex="12pt"/>
    </style:style>
    <style:style style:name="P14" style:family="paragraph" style:parent-style-name="Table_20_Contents">
      <style:text-properties fo:font-size="12pt" style:font-name-asian="全字庫正楷體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officeooo:paragraph-rsid="001f779e" style:font-name-asian="全字庫正楷體" style:font-size-asian="12pt" style:font-name-complex="標楷體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2.25pt" officeooo:paragraph-rsid="002eb7d1" style:font-name-asian="全字庫正楷體" style:font-size-asian="2pt" style:font-size-complex="2.25pt"/>
    </style:style>
    <style:style style:name="P17" style:family="paragraph" style:parent-style-name="Footer">
      <style:text-properties fo:font-size="2.25pt" style:font-name-asian="全字庫正楷體" style:font-size-asian="2pt" style:font-size-complex="2.25pt"/>
    </style:style>
    <style:style style:name="P18" style:family="paragraph" style:parent-style-name="Table_20_Contents">
      <style:paragraph-properties fo:text-align="center" style:justify-single-word="false"/>
      <style:text-properties fo:font-size="13.6999998092651pt" style:font-name-asian="全字庫正楷體" style:font-size-asian="12pt" style:font-size-complex="13.6999998092651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3.6999998092651pt" officeooo:paragraph-rsid="002a3dea" style:font-name-asian="全字庫正楷體" style:font-size-asian="12pt" style:font-name-complex="標楷體" style:font-size-complex="13.6999998092651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3.6999998092651pt" officeooo:paragraph-rsid="0031735c" style:font-name-asian="全字庫正楷體" style:font-size-asian="12pt" style:font-name-complex="標楷體" style:font-size-complex="13.6999998092651pt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officeooo:rsid="004533b3" officeooo:paragraph-rsid="004533b3" style:font-name-asian="全字庫正楷體" style:font-size-asian="12pt" style:font-name-complex="標楷體" style:font-size-complex="13.6999998092651pt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fo:font-weight="bold" officeooo:paragraph-rsid="001f779e" style:font-name-asian="全字庫正楷體" style:font-size-asian="12pt" style:font-weight-asian="bold" style:font-name-complex="標楷體" style:font-size-complex="13.6999998092651pt" style:font-weight-complex="bold"/>
    </style:style>
    <style:style style:name="P2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fo:font-weight="bold" officeooo:paragraph-rsid="002843f4" style:font-name-asian="全字庫正楷體" style:font-size-asian="12pt" style:font-weight-asian="bold" style:font-name-complex="標楷體" style:font-size-complex="13.6999998092651pt" style:font-weight-complex="bold"/>
    </style:style>
    <style:style style:name="P2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fo:font-weight="bold" officeooo:paragraph-rsid="002a3dea" style:font-name-asian="全字庫正楷體" style:font-size-asian="12pt" style:font-weight-asian="bold" style:font-name-complex="標楷體" style:font-size-complex="13.6999998092651pt" style:font-weight-complex="bold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fo:font-weight="bold" officeooo:paragraph-rsid="003252f2" style:font-name-asian="全字庫正楷體" style:font-size-asian="12pt" style:font-weight-asian="bold" style:font-name-complex="標楷體" style:font-size-complex="13.6999998092651pt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3.6999998092651pt" fo:font-weight="bold" officeooo:paragraph-rsid="0034197e" style:font-name-asian="全字庫正楷體" style:font-size-asian="12pt" style:font-weight-asian="bold" style:font-name-complex="標楷體" style:font-size-complex="13.6999998092651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line-height="100%" fo:text-align="start" style:justify-single-word="false"/>
      <style:text-properties fo:font-size="13.6999998092651pt" fo:font-weight="bold" officeooo:paragraph-rsid="0031e40c" style:font-name-asian="全字庫正楷體" style:font-size-asian="12pt" style:font-weight-asian="bold" style:font-name-complex="標楷體" style:font-size-complex="13.6999998092651pt" style:font-weight-complex="bold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style:text-underline-style="none" officeooo:rsid="004533b3" officeooo:paragraph-rsid="00460c6e" style:font-name-asian="全字庫正楷體" style:font-size-asian="12pt" style:font-name-complex="標楷體" style:font-size-complex="13.6999998092651pt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style:text-underline-style="none" officeooo:rsid="004533b3" officeooo:paragraph-rsid="004533b3" style:font-name-asian="全字庫正楷體" style:font-size-asian="12pt" style:font-name-complex="標楷體" style:font-size-complex="13.6999998092651pt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4pt" fo:font-weight="normal" officeooo:paragraph-rsid="001f779e" style:font-name-asian="全字庫正楷體" style:font-size-asian="14pt" style:font-weight-asian="normal" style:font-name-complex="標楷體" style:font-size-complex="14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4pt" fo:font-weight="normal" officeooo:paragraph-rsid="002843f4" style:font-name-asian="全字庫正楷體" style:font-size-asian="14pt" style:font-weight-asian="normal" style:font-name-complex="標楷體" style:font-size-complex="14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4pt" fo:font-weight="normal" officeooo:paragraph-rsid="003d70f7" style:font-name-asian="全字庫正楷體" style:font-size-asian="14pt" style:font-weight-asian="normal" style:font-name-complex="標楷體" style:font-size-complex="14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4pt" fo:font-weight="normal" officeooo:paragraph-rsid="0039e84e" style:font-name-asian="全字庫正楷體" style:font-size-asian="14pt" style:font-weight-asian="normal" style:font-name-complex="標楷體" style:font-size-complex="14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4pt" fo:font-weight="normal" officeooo:paragraph-rsid="004533b3" style:font-name-asian="全字庫正楷體" style:font-size-asian="14pt" style:font-weight-asian="normal" style:font-name-complex="標楷體" style:font-size-complex="14pt" style:font-weight-complex="normal"/>
    </style:style>
    <style:style style:name="P35" style:family="paragraph" style:parent-style-name="Table_20_Contents">
      <style:paragraph-properties fo:margin-top="0.101cm" fo:margin-bottom="0.101cm" style:contextual-spacing="false" fo:line-height="100%" fo:text-align="start" style:justify-single-word="false"/>
      <style:text-properties fo:font-size="14pt" officeooo:paragraph-rsid="0021f04c" style:font-name-asian="全字庫正楷體" style:font-size-asian="14pt" style:font-name-complex="標楷體" style:font-size-complex="14pt"/>
    </style:style>
    <style:style style:name="P3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4pt" officeooo:paragraph-rsid="0021f04c" style:font-name-asian="全字庫正楷體" style:font-size-asian="14pt" style:font-name-complex="標楷體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6.84999990463257pt" fo:font-weight="normal" officeooo:rsid="0002dc27" officeooo:paragraph-rsid="0021f04c" style:font-name-asian="全字庫正楷體" style:font-size-asian="6pt" style:font-weight-asian="normal" style:font-name-complex="標楷體" style:font-size-complex="6.84999990463257pt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fo:font-size="6.84999990463257pt" officeooo:paragraph-rsid="0021f04c" style:font-name-asian="全字庫正楷體" style:font-size-asian="6pt" style:font-size-complex="6.84999990463257pt"/>
    </style:style>
    <style:style style:name="P3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1pt" fo:font-weight="bold" officeooo:rsid="001097e9" officeooo:paragraph-rsid="001f779e" style:font-name-asian="全字庫正楷體" style:font-size-asian="11pt" style:font-weight-asian="bold" style:font-name-complex="標楷體" style:font-size-complex="11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全字庫正楷體" fo:font-size="18pt" fo:font-weight="bold" officeooo:rsid="000f189e" officeooo:paragraph-rsid="000f527d" style:font-name-asian="全字庫正楷體" style:font-size-asian="18pt" style:font-weight-asian="bold" style:font-name-complex="標楷體" style:font-size-complex="18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全字庫正楷體" fo:font-size="11.3999996185303pt" fo:font-weight="bold" officeooo:rsid="000f189e" officeooo:paragraph-rsid="001f779e" style:font-name-asian="全字庫正楷體" style:font-size-asian="10pt" style:font-weight-asian="bold" style:font-name-complex="標楷體" style:font-size-complex="11.3999996185303pt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/>
      <style:text-properties officeooo:paragraph-rsid="00460c6e"/>
    </style:style>
    <style:style style:name="P43" style:family="paragraph" style:parent-style-name="Header">
      <style:paragraph-properties fo:text-align="center" style:justify-single-word="false"/>
      <style:text-properties fo:font-size="2.25pt" style:font-name-asian="全字庫正楷體" style:font-size-asian="2pt" style:font-size-complex="2.25pt"/>
    </style:style>
    <style:style style:name="P44" style:family="paragraph" style:parent-style-name="Standard" style:master-page-name="Standard">
      <style:paragraph-properties fo:margin-top="0cm" fo:margin-bottom="0cm" style:contextual-spacing="false" fo:line-height="115%" fo:text-align="center" style:justify-single-word="false" style:page-number="auto"/>
      <style:text-properties fo:font-size="16pt" fo:font-weight="normal" officeooo:paragraph-rsid="000f527d" style:font-name-asian="全字庫正楷體" style:font-size-asian="16pt" style:font-weight-asian="normal" style:font-size-complex="16pt" style:font-weight-complex="normal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.6999998092651pt" style:text-underline-style="none" officeooo:rsid="00475ade" officeooo:paragraph-rsid="00490476" style:font-name-asian="全字庫正楷體" style:font-size-asian="12pt" style:font-name-complex="標楷體" style:font-size-complex="13.6999998092651pt"/>
    </style:style>
    <style:style style:name="T1" style:family="text">
      <style:text-properties style:font-name-complex="標楷體"/>
    </style:style>
    <style:style style:name="T2" style:family="text">
      <style:text-properties officeooo:rsid="000f527d"/>
    </style:style>
    <style:style style:name="T3" style:family="text">
      <style:text-properties officeooo:rsid="001097e9"/>
    </style:style>
    <style:style style:name="T4" style:family="text">
      <style:text-properties fo:font-size="13.6999998092651pt" style:font-size-complex="13.6999998092651pt"/>
    </style:style>
    <style:style style:name="T5" style:family="text">
      <style:text-properties fo:font-size="13.6999998092651pt" style:text-underline-style="solid" style:text-underline-width="auto" style:text-underline-color="font-color" officeooo:rsid="004533b3" style:font-name-asian="全字庫正楷體" style:font-size-asian="12pt" style:font-name-complex="標楷體" style:font-size-complex="13.6999998092651pt"/>
    </style:style>
    <style:style style:name="T6" style:family="text">
      <style:text-properties fo:font-size="13.6999998092651pt" style:font-name-asian="全字庫正楷體" style:font-size-asian="12pt" style:font-name-complex="標楷體" style:font-size-complex="13.699999809265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4533b3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normal" style:font-name-asian="Liberation Serif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style:font-name-asian="Liberation Serif" style:font-size-complex="12pt"/>
    </style:style>
    <style:style style:name="T15" style:family="text">
      <style:text-properties style:font-name="Liberation Serif" fo:font-size="12pt" style:text-underline-style="none" fo:font-weight="normal" style:font-name-asian="Liberation Serif" style:font-weight-asian="normal" style:font-size-complex="12pt" style:font-weight-complex="normal"/>
    </style:style>
    <style:style style:name="T16" style:family="text">
      <style:text-properties style:font-name="全字庫正楷體" fo:font-size="12pt" style:text-underline-style="none" style:font-name-asian="Liberation Serif" style:font-size-complex="12pt"/>
    </style:style>
    <style:style style:name="T17" style:family="text">
      <style:text-properties style:font-name="全字庫正楷體" fo:font-size="12pt" style:text-underline-style="none" fo:font-weight="normal" style:font-weight-asian="normal" style:font-size-complex="12pt" style:font-weight-complex="normal"/>
    </style:style>
    <style:style style:name="T18" style:family="text">
      <style:text-properties style:font-name="全字庫正楷體" fo:font-size="13.6999998092651pt" style:font-name-asian="全字庫正楷體" style:font-size-asian="12pt" style:font-name-complex="標楷體" style:font-size-complex="13.6999998092651pt"/>
    </style:style>
    <style:style style:name="T19" style:family="text">
      <style:text-properties officeooo:rsid="004533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中央印製廠</text:p>
      <text:p text:style-name="P40">可攜式儲存媒體申請單</text:p>
      <text:p text:style-name="P41"/>
      <text:p text:style-name="P27">單據歸檔編號：<text:span text:style-name="T13"> <text:s text:c="3"/></text:span><text:span text:style-name="T15"><text:s/></text:span><text:span text:style-name="T13"><text:s text:c="4"/></text:span><text:span text:style-name="T15"><text:s/></text:span><text:span text:style-name="T13"><text:s text:c="4"/></text:span><text:span text:style-name="T15"><text:s/></text:span><text:span text:style-name="T14">-</text:span><text:span text:style-name="T15"> </text:span><text:span text:style-name="T13"><text:s text:c="4"/></text:span><text:span text:style-name="T15"><text:s/></text:span><text:span text:style-name="T13"><text:s text:c="4"/></text:span><text:span text:style-name="T15"><text:s/></text:span><text:span text:style-name="T14">-</text:span><text:span text:style-name="T15"> </text:span><text:span text:style-name="T13"><text:s text:c="4"/></text:span><text:span text:style-name="T15"><text:s/></text:span><text:span text:style-name="T13"><text:s text:c="4"/></text:span><text:span text:style-name="T15"><text:s/></text:span><text:span text:style-name="T13"><text:s text:c="4"/></text:span><text:span text:style-name="T16"><text:s/></text:span><text:span text:style-name="T17">（由資訊室填寫）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table:number-columns-spanned="4" office:value-type="string">
            <text:p text:style-name="P9">本欄由申請方填寫，填寫完畢請回擲資訊室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10">申請人</text:p>
          </table:table-cell>
          <table:table-cell table:style-name="表格2.B2" office:value-type="string">
            <text:p text:style-name="P28">{{custodian}}</text:p>
          </table:table-cell>
          <table:table-cell table:style-name="表格2.C2" office:value-type="string">
            <text:p text:style-name="P22">申請日期</text:p>
          </table:table-cell>
          <table:table-cell table:style-name="表格2.D2" office:value-type="string">
            <text:p text:style-name="P42"><text:span text:style-name="T18">民國</text:span><text:span text:style-name="T5">{{year}}</text:span><text:span text:style-name="T18">年</text:span><text:span text:style-name="T5">{{month}}</text:span><text:span text:style-name="T6">月</text:span><text:span text:style-name="T5">{{day}}</text:span><text:span text:style-name="T6">日</text:span></text:p>
          </table:table-cell>
        </table:table-row>
        <table:table-row table:style-name="表格2.1">
          <table:table-cell table:style-name="表格2.A2" office:value-type="string">
            <text:p text:style-name="P23">所屬單位</text:p>
          </table:table-cell>
          <table:table-cell table:style-name="表格2.B3" office:value-type="string">
            <text:p text:style-name="P29">{{affiliatedUnit}}</text:p>
          </table:table-cell>
          <table:table-cell table:style-name="表格2.C2" office:value-type="string">
            <text:p text:style-name="P11">使用方式</text:p>
          </table:table-cell>
          <table:table-cell table:style-name="表格2.D3" office:value-type="string">
            <text:p text:style-name="P34">□<text:span text:style-name="T7"> 個人使用</text:span></text:p>
            <text:p text:style-name="P31">□<text:span text:style-name="T7"> 單位共用</text:span></text:p>
          </table:table-cell>
        </table:table-row>
        <table:table-row table:style-name="表格2.4">
          <table:table-cell table:style-name="表格2.A2" office:value-type="string">
            <text:p text:style-name="P10">申請目的</text:p>
            <text:p text:style-name="P39">（請盡可能詳述）</text:p>
          </table:table-cell>
          <table:table-cell table:style-name="表格2.B4" table:number-columns-spanned="3" office:value-type="string">
            <text:p text:style-name="P45">114年新款加密隨身碟申請</text:p>
            <text:p text:style-name="P45"><text:span text:style-name="T19">{{reason}}</text:span>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3">儲存媒體種類</text:p>
          </table:table-cell>
          <table:table-cell table:style-name="表格2.B5" table:number-columns-spanned="3" office:value-type="string">
            <text:p text:style-name="P34">■<text:span text:style-name="T7"> 隨身碟</text:span></text:p>
            <text:p text:style-name="P30">□<text:span text:style-name="T7"> 行動硬碟</text:span></text:p>
            <text:p text:style-name="P30">□<text:span text:style-name="T7"> 記憶卡</text:span></text:p>
            <text:p text:style-name="P30">□<text:span text:style-name="T7"> 其他：</text:span><text:span text:style-name="T8"> <text:s text:c="14"/></text:span>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10">是否需特定規格</text:p>
          </table:table-cell>
          <table:table-cell table:style-name="表格2.B6" table:number-columns-spanned="3" office:value-type="string">
            <text:p text:style-name="P30">□<text:span text:style-name="T7"> 否</text:span></text:p>
            <text:p text:style-name="P34">■<text:span text:style-name="T7"> 是，需求如下（可複選）：</text:span></text:p>
            <text:p text:style-name="P34">　<text:span text:style-name="T7"> </text:span>■<text:span text:style-name="T7"> 容量至少</text:span><text:span text:style-name="T10"> </text:span><text:span text:style-name="T8"><text:s text:c="2"/></text:span><text:span text:style-name="T9">32</text:span><text:span text:style-name="T8"> <text:s text:c="4"/></text:span><text:span text:style-name="T10"><text:s/>GB</text:span></text:p>
            <text:p text:style-name="P34">　<text:span text:style-name="T7"> </text:span>■<text:span text:style-name="T7"> 具加密功能</text:span></text:p>
            <text:p text:style-name="P30">　<text:span text:style-name="T7"> </text:span>□<text:span text:style-name="T7"> 其他：</text:span><text:span text:style-name="T8"> <text:s text:c="14"/></text:span>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10">申請數量</text:p>
          </table:table-cell>
          <table:table-cell table:style-name="表格2.B7" office:value-type="string">
            <text:p text:style-name="P21">1</text:p>
          </table:table-cell>
          <table:table-cell table:style-name="表格2.C2" office:value-type="string">
            <text:p text:style-name="P24">需用日期</text:p>
          </table:table-cell>
          <table:table-cell table:style-name="表格2.D7" office:value-type="string">
            <text:p text:style-name="P19">民國<text:span text:style-name="T12"> <text:s text:c="5"/></text:span>年<text:span text:style-name="T12"> <text:s text:c="2"/></text:span>月<text:span text:style-name="T12"> <text:s text:c="2"/></text:span>日</text:p>
          </table:table-cell>
        </table:table-row>
        <table:table-row table:style-name="表格2.1">
          <table:table-cell table:style-name="表格2.A8" table:number-columns-spanned="4" office:value-type="string">
            <text:p text:style-name="P2">申請方單位審核</text:p>
          </table:table-cell>
          <table:covered-table-cell/>
          <table:covered-table-cell/>
          <table:covered-table-cell/>
        </table:table-row>
        <table:table-row table:style-name="表格2.1">
          <table:table-cell table:style-name="表格2.A9" office:value-type="string">
            <text:p text:style-name="P8">單位管理人員</text:p>
            <text:p text:style-name="P8">簽章</text:p>
          </table:table-cell>
          <table:table-cell table:style-name="表格2.B9" office:value-type="string">
            <text:p text:style-name="P15"/>
            <text:p text:style-name="P15"/>
            <text:p text:style-name="P15"/>
          </table:table-cell>
          <table:table-cell table:style-name="表格2.C9" office:value-type="string">
            <text:p text:style-name="P7">單位主管簽核</text:p>
          </table:table-cell>
          <table:table-cell table:style-name="表格2.D9" office:value-type="string">
            <text:p text:style-name="P15"/>
            <text:p text:style-name="P15"/>
            <text:p text:style-name="P15"/>
          </table:table-cell>
        </table:table-row>
      </table:table>
      <text:p text:style-name="P37"/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D"/>
        <table:table-row table:style-name="表格1.1">
          <table:table-cell table:style-name="表格1.A1" table:number-columns-spanned="4" office:value-type="string">
            <text:p text:style-name="P26">本欄<text:span text:style-name="T11">由</text:span>資訊室填寫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P6">審核日期</text:p>
          </table:table-cell>
          <table:table-cell table:style-name="表格1.B2" office:value-type="string">
            <text:p text:style-name="P20">民國<text:span text:style-name="T12"> <text:s text:c="5"/></text:span>年<text:span text:style-name="T12"> <text:s text:c="2"/></text:span>月<text:span text:style-name="T12"> <text:s text:c="2"/></text:span>日</text:p>
          </table:table-cell>
          <table:table-cell table:style-name="表格1.C2" office:value-type="string">
            <text:p text:style-name="P5">審核結果</text:p>
          </table:table-cell>
          <table:table-cell table:style-name="表格1.D2" office:value-type="string">
            <text:p text:style-name="P32">□<text:span text:style-name="T7"> 同意，編號：______</text:span></text:p>
            <text:p text:style-name="P33">□<text:span text:style-name="T7"> 不同意，原因：<text:line-break/> <text:s text:c="6"/></text:span><text:span text:style-name="T8"><text:s text:c="36"/></text:span></text:p>
          </table:table-cell>
        </table:table-row>
        <table:table-row table:style-name="表格1.1">
          <table:table-cell table:style-name="表格1.A3" table:number-columns-spanned="4" office:value-type="string">
            <text:p text:style-name="P4"><text:span text:style-name="T4">資訊室</text:span>審核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4" office:value-type="string">
            <text:p text:style-name="P7">承辦人簽核</text:p>
          </table:table-cell>
          <table:table-cell table:style-name="表格1.B4" office:value-type="string">
            <text:p text:style-name="P35"/>
            <text:p text:style-name="P35"/>
          </table:table-cell>
          <table:table-cell table:style-name="表格1.C4" office:value-type="string">
            <text:p text:style-name="P25">主管<text:span text:style-name="T11">簽核</text:span></text:p>
          </table:table-cell>
          <table:table-cell table:style-name="表格1.D4" office:value-type="string">
            <text:p text:style-name="P36"/>
            <text:p text:style-name="P36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全字庫正楷體" svg:font-family="全字庫正楷體" style:font-family-generic="script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表格3" style:family="table">
      <style:table-properties table:align="margins"/>
    </style:style>
    <style:style style:name="表格3.A" style:family="table-column">
      <style:table-column-properties style:rel-column-width="30836*"/>
    </style:style>
    <style:style style:name="表格3.B" style:family="table-column">
      <style:table-column-properties style:rel-column-width="3862*"/>
    </style:style>
    <style:style style:name="表格3.C" style:family="table-column">
      <style:table-column-properties style:rel-column-width="30837*"/>
    </style:style>
    <style:style style:name="表格3.A1" style:family="table-cell">
      <style:table-cell-properties style:vertical-align="middle" fo:padding="0.097cm" fo:border="non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7.999cm" style:rel-column-width="30836*"/>
    </style:style>
    <style:style style:name="表格7.B" style:family="table-column">
      <style:table-column-properties style:column-width="1.002cm" style:rel-column-width="3862*"/>
    </style:style>
    <style:style style:name="表格7.C" style:family="table-column">
      <style:table-column-properties style:column-width="7.999cm" style:rel-column-width="30837*"/>
    </style:style>
    <style:style style:name="表格7.A1" style:family="table-cell">
      <style:table-cell-properties style:vertical-align="middle" fo:padding="0.097cm" fo:border="none"/>
    </style:style>
    <style:style style:name="表格7.C1" style:family="table-cell">
      <style:table-cell-properties style:vertical-align="bottom" fo:padding="0.097cm" fo:border="none"/>
    </style:style>
    <style:style style:name="表格6" style:family="table">
      <style:table-properties table:align="margins"/>
    </style:style>
    <style:style style:name="表格6.A" style:family="table-column">
      <style:table-column-properties style:rel-column-width="25056*"/>
    </style:style>
    <style:style style:name="表格6.B" style:family="table-column">
      <style:table-column-properties style:rel-column-width="19276*"/>
    </style:style>
    <style:style style:name="表格6.C" style:family="table-column">
      <style:table-column-properties style:rel-column-width="15421*"/>
    </style:style>
    <style:style style:name="表格6.D" style:family="table-column">
      <style:table-column-properties style:rel-column-width="5782*"/>
    </style:style>
    <style:style style:name="表格6.A1" style:family="table-cell">
      <style:table-cell-properties style:vertical-align="middle" fo:padding="0.097cm" fo:border="non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6.5cm" style:rel-column-width="25056*"/>
    </style:style>
    <style:style style:name="表格8.B" style:family="table-column">
      <style:table-column-properties style:column-width="5.001cm" style:rel-column-width="19276*"/>
    </style:style>
    <style:style style:name="表格8.C" style:family="table-column">
      <style:table-column-properties style:column-width="4.001cm" style:rel-column-width="15421*"/>
    </style:style>
    <style:style style:name="表格8.D" style:family="table-column">
      <style:table-column-properties style:column-width="1.499cm" style:rel-column-width="5782*"/>
    </style:style>
    <style:style style:name="表格8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2pt" fo:font-weight="bold" style:font-name-asian="全字庫正楷體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2pt" style:font-name-asian="全字庫正楷體" style:font-size-asian="12pt" style:font-size-complex="12pt"/>
    </style:style>
    <style:style style:name="MP3" style:family="paragraph" style:parent-style-name="Table_20_Contents">
      <style:paragraph-properties fo:text-align="end" style:justify-single-word="false"/>
      <style:text-properties fo:font-size="12pt" officeooo:paragraph-rsid="0031735c" style:font-name-asian="全字庫正楷體" style:font-size-asian="12pt" style:font-size-complex="12pt"/>
    </style:style>
    <style:style style:name="MP4" style:family="paragraph" style:parent-style-name="Table_20_Contents">
      <style:paragraph-properties fo:text-align="start" style:justify-single-word="false"/>
      <style:text-properties fo:font-size="2.25pt" officeooo:paragraph-rsid="002eb7d1" style:font-name-asian="全字庫正楷體" style:font-size-asian="2pt" style:font-size-complex="2.25pt"/>
    </style:style>
    <style:style style:name="MP5" style:family="paragraph" style:parent-style-name="Table_20_Contents">
      <style:paragraph-properties fo:text-align="center" style:justify-single-word="false"/>
      <style:text-properties fo:font-size="13.6999998092651pt" style:font-name-asian="全字庫正楷體" style:font-size-asian="12pt" style:font-size-complex="13.6999998092651pt"/>
    </style:style>
    <style:style style:name="MP6" style:family="paragraph" style:parent-style-name="Header">
      <style:paragraph-properties fo:text-align="center" style:justify-single-word="false"/>
      <style:text-properties fo:font-size="2.25pt" style:font-name-asian="全字庫正楷體" style:font-size-asian="2pt" style:font-size-complex="2.25pt"/>
    </style:style>
    <style:style style:name="MP7" style:family="paragraph" style:parent-style-name="Table_20_Contents">
      <style:text-properties fo:font-size="12pt" style:font-name-asian="全字庫正楷體" style:font-size-asian="12pt" style:font-size-complex="12pt"/>
    </style:style>
    <style:style style:name="MP8" style:family="paragraph" style:parent-style-name="Footer">
      <style:text-properties fo:font-size="2.25pt" style:font-name-asian="全字庫正楷體" style:font-size-asian="2pt" style:font-size-complex="2.25pt"/>
    </style:style>
    <style:style style:name="MT1" style:family="text">
      <style:text-properties style:font-name-complex="標楷體"/>
    </style:style>
    <style:style style:name="MT2" style:family="text">
      <style:text-properties officeooo:rsid="000f527d"/>
    </style:style>
    <style:style style:name="MT3" style:family="text">
      <style:text-properties officeooo:rsid="001097e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width="15cm" draw:fill-image-height="15cm" style:repeat="no-repeat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5cm" draw:fill-image-height="15cm" style:repeat="no-repeat" draw:fill-image-ref-point="center"/>
    </style:style>
  </office:automatic-styles>
  <office:master-styles>
    <style:master-page style:name="Standard" style:page-layout-name="Mpm1" draw:style-name="Mdp1">
      <style:header>
        <table:table table:name="表格3" table:style-name="表格3">
          <table:table-column table:style-name="表格3.A"/>
          <table:table-column table:style-name="表格3.B"/>
          <table:table-column table:style-name="表格3.C"/>
          <table:table-row>
            <table:table-cell table:style-name="表格3.A1" office:value-type="string">
              <text:p text:style-name="MP1">公務用可攜式儲存媒體申請單</text:p>
            </table:table-cell>
            <table:table-cell table:style-name="表格3.A1" office:value-type="string">
              <text:p text:style-name="MP2"/>
            </table:table-cell>
            <table:table-cell table:style-name="表格3.A1" office:value-type="string">
              <text:p text:style-name="MP3"><text:span text:style-name="MT1">安全等級</text:span>：內部</text:p>
            </table:table-cell>
          </table:table-row>
        </table:table>
        <text:p text:style-name="MP4"/>
      </style:header>
      <style:header-first>
        <table:table table:name="表格7" table:style-name="表格7">
          <table:table-column table:style-name="表格7.A"/>
          <table:table-column table:style-name="表格7.B"/>
          <table:table-column table:style-name="表格7.C"/>
          <table:table-row>
            <table:table-cell table:style-name="表格7.A1" office:value-type="string">
              <text:p text:style-name="MP5"/>
            </table:table-cell>
            <table:table-cell table:style-name="表格7.A1" office:value-type="string">
              <text:p text:style-name="MP5"/>
            </table:table-cell>
            <table:table-cell table:style-name="表格7.C1" office:value-type="string">
              <text:p text:style-name="MP3"><text:span text:style-name="MT1">安全等級</text:span>：內部</text:p>
            </table:table-cell>
          </table:table-row>
        </table:table>
        <text:p text:style-name="MP6"/>
      </style:header-first>
      <style:footer>
        <table:table table:name="表格6" table:style-name="表格6">
          <table:table-column table:style-name="表格6.A"/>
          <table:table-column table:style-name="表格6.B"/>
          <table:table-column table:style-name="表格6.C"/>
          <table:table-column table:style-name="表格6.D"/>
          <table:table-row>
            <table:table-cell table:style-name="表格6.A1" office:value-type="string">
              <text:p text:style-name="MP7">CEPP-ISMS-ERP-3-03-<text:span text:style-name="MT2">T</text:span>0<text:span text:style-name="MT3">1</text:span></text:p>
            </table:table-cell>
            <table:table-cell table:style-name="表格6.A1" office:value-type="string">
              <text:p text:style-name="MP7">版次：1.0</text:p>
            </table:table-cell>
            <table:table-cell table:style-name="表格6.A1" office:value-type="string">
              <text:p text:style-name="MP7"/>
            </table:table-cell>
            <table:table-cell table:style-name="表格6.A1" office:value-type="string">
              <text:p text:style-name="MP2">- <text:page-number text:select-page="current">0</text:page-number><text:s/>-</text:p>
            </table:table-cell>
          </table:table-row>
        </table:table>
        <text:p text:style-name="MP8">.</text:p>
      </style:footer>
      <style:footer-first>
        <table:table table:name="表格8" table:style-name="表格8">
          <table:table-column table:style-name="表格8.A"/>
          <table:table-column table:style-name="表格8.B"/>
          <table:table-column table:style-name="表格8.C"/>
          <table:table-column table:style-name="表格8.D"/>
          <table:table-row>
            <table:table-cell table:style-name="表格8.A1" office:value-type="string">
              <text:p text:style-name="MP7"/>
            </table:table-cell>
            <table:table-cell table:style-name="表格8.A1" office:value-type="string">
              <text:p text:style-name="MP7">版次：1.0</text:p>
            </table:table-cell>
            <table:table-cell table:style-name="表格8.A1" office:value-type="string">
              <text:p text:style-name="MP7"/>
            </table:table-cell>
            <table:table-cell table:style-name="表格8.A1" office:value-type="string">
              <text:p text:style-name="MP2">- <text:page-number text:select-page="current">1</text:page-number><text:s/>-</text:p>
            </table:table-cell>
          </table:table-row>
        </table:table>
        <text:p text:style-name="MP8">.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09:57:31.808000000</meta:creation-date>
    <dc:date>2025-08-13T11:28:28.728000000</dc:date>
    <meta:editing-duration>PT13H42M18S</meta:editing-duration>
    <meta:editing-cycles>51</meta:editing-cycles>
    <meta:generator>MODA_ODF_Application_Tools/3.8.3.2$Windows_X86_64 LibreOffice_project/50f6e85287e3a15525502db78bc188a20eb52575</meta:generator>
    <meta:document-statistic meta:table-count="6" meta:image-count="0" meta:object-count="0" meta:page-count="1" meta:paragraph-count="55" meta:word-count="302" meta:character-count="567" meta:non-whitespace-character-count="395"/>
  </office:meta>
</office:document-meta>
</file>